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PERF</text:p>
          </draw:text-box>
        </draw:frame>
        <draw:frame draw:style-name="TransBox" svg:width="31.8700cm" svg:height="5.5000cm" svg:x="1.0000cm" svg:y="2.3000cm">
          <draw:text-box>
            <text:p text:style-name="PTitleMain">tuned — Profile-Based System Tuning</text:p>
          </draw:text-box>
        </draw:frame>
        <draw:frame draw:style-name="TransBox" svg:width="31.8700cm" svg:height="3.5000cm" svg:x="1.0000cm" svg:y="8.8000cm">
          <draw:text-box>
            <text:p text:style-name="PBody">Overview How tuned Works Installing and Enabling tuned Listing and Selecting Profiles</text:p>
          </draw:text-box>
        </draw:frame>
        <draw:frame draw:style-name="TransBox" svg:width="31.8700cm" svg:height="1.0000cm" svg:x="1.0000cm" svg:y="17.8000cm">
          <draw:text-box>
            <text:p text:style-name="PFooter">05-rhca/perf/02-tuned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How tuned Works</text:p>
            <text:p text:style-name="PBullet">▶  Installing and Enabling tuned</text:p>
            <text:p text:style-name="PBullet">▶  Listing and Selecting Profiles</text:p>
            <text:p text:style-name="PBullet">▶  Inspecting Profile Contents</text:p>
            <text:p text:style-name="PBullet">▶  Creating a Custom Profile</text:p>
            <text:p text:style-name="PBullet">▶  Verifying What tuned Applied</text:p>
            <text:p text:style-name="PBullet">▶  Dynamic Tuning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tuned is a systemd service that applies kernel parameter and device setting profiles appropriate for a given workl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tuned Works</text:p>
          </draw:text-box>
        </draw:frame>
        <draw:frame draw:style-name="TransBox" svg:width="15.7350cm" svg:height="13.5500cm" svg:x="1.0000cm" svg:y="4.0000cm">
          <draw:text-box>
            <text:p text:style-name="PBullet">• Profile directories:</text:p>
            <text:p text:style-name="PBullet">• /usr/lib/tuned/ — shipped profiles (read-only)</text:p>
            <text:p text:style-name="PBullet">• /etc/tuned/ — custom profiles (override or extend shipped ones)</text:p>
          </draw:text-box>
        </draw:frame>
        <draw:frame draw:style-name="CodeBox" svg:width="15.7350cm" svg:height="13.5500cm" svg:x="17.1350cm" svg:y="4.0000cm">
          <draw:text-box>
            <text:p text:style-name="PCode">tuned daemon
  ├── reads /etc/tuned/tuned-main.conf
  ├── loads active profile from /etc/tuned/active_profile
  ├── applies settings via plugins (sysctl, disk, cpu, net, ...)
  └── monitors system and adjusts dynamically (if dynamic tuning enabled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ing and Enabling tuned</text:p>
          </draw:text-box>
        </draw:frame>
        <draw:frame draw:style-name="CodeBox" svg:width="31.8700cm" svg:height="13.5500cm" svg:x="1.0000cm" svg:y="4.0000cm">
          <draw:text-box>
            <text:p text:style-name="PCode"># Install (usually pre-installed on RHEL 10)
$ sudo dnf install -y tuned

# Enable and start
$ sudo systemctl enable --now tuned

# Verify
$ sudo systemctl status tuned
Active: active (running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ing and Selecting Profiles</text:p>
          </draw:text-box>
        </draw:frame>
        <draw:frame draw:style-name="CodeBox" svg:width="31.8700cm" svg:height="13.5500cm" svg:x="1.0000cm" svg:y="4.0000cm">
          <draw:text-box>
            <text:p text:style-name="PCode"># List all available profiles
$ tuned-adm list
Available profiles:
- accelerator-performance
- balanced
- desktop
- hpc-compute
- latency-performance
- network-latency
- network-throughput
- powersave
- throughput-performance
- virtual-guest
- virtual-host
… (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pecting Profile Contents</text:p>
          </draw:text-box>
        </draw:frame>
        <draw:frame draw:style-name="TransBox" svg:width="15.7350cm" svg:height="13.5500cm" svg:x="1.0000cm" svg:y="4.0000cm">
          <draw:text-box>
            <text:p text:style-name="PBullet">• Example (abbreviated):</text:p>
          </draw:text-box>
        </draw:frame>
        <draw:frame draw:style-name="CodeBox" svg:width="15.7350cm" svg:height="13.5500cm" svg:x="17.1350cm" svg:y="4.0000cm">
          <draw:text-box>
            <text:p text:style-name="PCode"># Read the profile definition
$ cat /usr/lib/tuned/throughput-performance/tuned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pecting Profile Contents (cont.)</text:p>
          </draw:text-box>
        </draw:frame>
        <draw:frame draw:style-name="CodeBox" svg:width="31.8700cm" svg:height="13.5500cm" svg:x="1.0000cm" svg:y="4.0000cm">
          <draw:text-box>
            <text:p text:style-name="PCode">[main]
summary=Throughput performance based on Red Hat Enterprise Linux tuning

[cpu]
force_latency=cstate.id:1|3
governor=performance
energy_perf_bias=performance
min_perf_pct=100

[vm]
transparent_hugepages=always

[disk]
readahead=&gt;4096
… (9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Custom Profile</text:p>
          </draw:text-box>
        </draw:frame>
        <draw:frame draw:style-name="TransBox" svg:width="15.7350cm" svg:height="13.5500cm" svg:x="1.0000cm" svg:y="4.0000cm">
          <draw:text-box>
            <text:p text:style-name="PBullet">• Custom profiles live in /etc/tuned/&lt;profile-name&gt;/tuned.conf. The recommended approach is to inherit a base profil…</text:p>
          </draw:text-box>
        </draw:frame>
        <draw:frame draw:style-name="CodeBox" svg:width="15.7350cm" svg:height="13.5500cm" svg:x="17.1350cm" svg:y="4.0000cm">
          <draw:text-box>
            <text:p text:style-name="PCode">$ sudo mkdir /etc/tuned/rhca-web
$ sudo tee /etc/tuned/rhca-web/tuned.conf &lt;&lt;'EOF'
[main]
summary=RHCA lab - tuned profile for web server workloads
include=throughput-performance

[sysctl]
# Increase listen backlog for high-concurrency web
net.core.somaxconn=131072
net.ipv4.tcp_max_syn_backlog=65536

# Reduce TIME_WAIT socket accumulation
… (1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Custom Profile (cont.)</text:p>
          </draw:text-box>
        </draw:frame>
        <draw:frame draw:style-name="CodeBox" svg:width="31.8700cm" svg:height="13.5500cm" svg:x="1.0000cm" svg:y="4.0000cm">
          <draw:text-box>
            <text:p text:style-name="PCode"># Activate your custom profile
$ sudo tuned-adm profile rhca-web

# Verify
$ tuned-adm active
Current active profile: rhca-we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ing What tuned Applied</text:p>
          </draw:text-box>
        </draw:frame>
        <draw:frame draw:style-name="CodeBox" svg:width="31.8700cm" svg:height="13.5500cm" svg:x="1.0000cm" svg:y="4.0000cm">
          <draw:text-box>
            <text:p text:style-name="PCode"># Check current value of a sysctl that tuned should have set
$ sysctl net.core.somaxconn
net.core.somaxconn = 131072

# Verify CPU governor tuned set
$ cat /sys/devices/system/cpu/cpu0/cpufreq/scaling_governor
performance

# Transparent Huge Pages
$ cat /sys/kernel/mm/transparent_hugepage/enabled
always madvise [never]   ← 'never' is selected (bracketed)

# Disk read-ahead
$ blockdev --getra /dev/vda
… (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ynamic Tuning</text:p>
          </draw:text-box>
        </draw:frame>
        <draw:frame draw:style-name="TransBox" svg:width="15.7350cm" svg:height="13.5500cm" svg:x="1.0000cm" svg:y="4.0000cm">
          <draw:text-box>
            <text:p text:style-name="PBullet">• tuned can monitor the system and adjust settings automatically (e.g., reduce CPU power during idle, boost during l…</text:p>
            <text:p text:style-name="PBullet">• Caution: Dynamic tuning can interfere with latency-sensitive workloads. Keep it disabled (dynamic_tuning=0) for la…</text:p>
          </draw:text-box>
        </draw:frame>
        <draw:frame draw:style-name="CodeBox" svg:width="15.7350cm" svg:height="13.5500cm" svg:x="17.1350cm" svg:y="4.0000cm">
          <draw:text-box>
            <text:p text:style-name="PCode"># Enable dynamic tuning globally
$ sudo sed -i 's/^#dynamic_tuning=0/dynamic_tuning=1/' /etc/tuned/tuned-main.conf

# Restart tuned to apply
$ sudo systemctl restart tuned

# Check sampling interval
$ grep update_interval /etc/tuned/tuned-main.conf
update_interval=10   # second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ommend Profile with tuned-adm</text:p>
          </draw:text-box>
        </draw:frame>
        <draw:frame draw:style-name="TransBox" svg:width="15.7350cm" svg:height="13.5500cm" svg:x="1.0000cm" svg:y="4.0000cm">
          <draw:text-box>
            <text:p text:style-name="PBullet">• tuned can analyze the system and suggest a profile:</text:p>
            <text:p text:style-name="PBullet">• Use this as a starting point — not necessarily the final choice.</text:p>
          </draw:text-box>
        </draw:frame>
        <draw:frame draw:style-name="CodeBox" svg:width="15.7350cm" svg:height="13.5500cm" svg:x="17.1350cm" svg:y="4.0000cm">
          <draw:text-box>
            <text:p text:style-name="PCode">$ sudo tuned-adm recommend
virtual-gue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ersistent Custom sysctl (Supplement to tuned)</text:p>
          </draw:text-box>
        </draw:frame>
        <draw:frame draw:style-name="TransBox" svg:width="15.7350cm" svg:height="13.5500cm" svg:x="1.0000cm" svg:y="4.0000cm">
          <draw:text-box>
            <text:p text:style-name="PBullet">• For settings that don't fit a tuned plugin, use drop-in files under /etc/sysctl.d/:</text:p>
            <text:p text:style-name="PBullet">• Rule of thumb: Use tuned for workload-level profiles; use /etc/sysctl.d/ for site-specific tweaks. Never set both …</text:p>
          </draw:text-box>
        </draw:frame>
        <draw:frame draw:style-name="CodeBox" svg:width="15.7350cm" svg:height="13.5500cm" svg:x="17.1350cm" svg:y="4.0000cm">
          <draw:text-box>
            <text:p text:style-name="PCode">$ sudo tee /etc/sysctl.d/99-rhca-perf.conf &lt;&lt;'EOF'
# Increase inotify watches for large deployments
fs.inotify.max_user_watches=524288
fs.inotify.max_user_instances=512

# Disable IPv6 if not used (reduces kernel overhead)
net.ipv6.conf.all.disable_ipv6=1
net.ipv6.conf.default.disable_ipv6=1
EOF

# Apply immediately without reboot
$ sudo sysctl --system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ab — Profile Switch and Verification</text:p>
          </draw:text-box>
        </draw:frame>
        <draw:frame draw:style-name="TransBox" svg:width="31.8700cm" svg:height="13.5500cm" svg:x="1.0000cm" svg:y="4.0000cm">
          <draw:text-box>
            <text:p text:style-name="PBullet">• Goal: Switch to latency-performance, verify the CPU governor and THP change, then create a custom profile that inh…</text:p>
            <text:p text:style-name="PBullet">• Estimated time: 20 minut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tuned-adm: command not found: Package not installed</text:p>
            <text:p text:style-name="PBullet">• Profile switch silently has no effect: tuned service not running</text:p>
            <text:p text:style-name="PBullet">• Custom profile not listed: Syntax error in tuned.conf</text:p>
            <text:p text:style-name="PBullet">• include= profile not found: Typo in base profile name</text:p>
            <text:p text:style-name="PBullet">• CPU governor stays at powersave after switch: CPU frequency scaling driver doesn't support governor change</text:p>
            <text:p text:style-name="PBullet">• Settings revert on reboot: Custom /etc/sysctl.d/ file conflicts with tun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A server running the wrong tuned profile can:</text:p>
            <text:p text:style-name="PBullet">• Leave CPU in powersave mode, halving throughput under load</text:p>
            <text:p text:style-name="PBullet">• Keep Transparent Huge Pages enabled for Redis or MongoDB (causing latency spikes and OOM behavior)</text:p>
            <text:p text:style-name="PBullet">• Use default socket buffers that cannot sustain 10 GbE line rate</text:p>
            <text:p text:style-name="PBullet">• Setting the correct profile at provisioning time (via Ansible: community.general.tuned role or command: tuned-adm …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Task: Command</text:p>
            <text:p text:style-name="PBullet">• List profiles: tuned-adm list</text:p>
            <text:p text:style-name="PBullet">• Show active: tuned-adm active</text:p>
            <text:p text:style-name="PBullet">• Switch profile: sudo tuned-adm profile &lt;name&gt;</text:p>
            <text:p text:style-name="PBullet">• Recommend: sudo tuned-adm recommend</text:p>
            <text:p text:style-name="PBullet">• Show profile info: tuned-adm profile_info &lt;name&gt;</text:p>
            <text:p text:style-name="PBullet">• Create custom: /etc/tuned/&lt;name&gt;/tuned.conf with include=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tuned — Profile-Based System Tuning</text:p>
          </draw:text-box>
        </draw:frame>
        <draw:frame draw:style-name="TransBox" svg:width="31.8700cm" svg:height="13.5500cm" svg:x="1.0000cm" svg:y="4.0000cm">
          <draw:text-box>
            <text:p text:style-name="PBullet">✓  Overview: tuned is a systemd service that applies kernel parameter and device setting profiles appropriate …</text:p>
            <text:p text:style-name="PBullet">✓  How tuned Works: Profile directories:</text:p>
            <text:p text:style-name="PBullet">✓  Installing and Enabling tuned</text:p>
            <text:p text:style-name="PBullet">✓  Listing and Selecting Profiles</text:p>
            <text:p text:style-name="PBullet">✓  Inspecting Profile Contents: Example (abbreviated):</text:p>
            <text:p text:style-name="PBullet">✓  Creating a Custom Profile: Custom profiles live in /etc/tuned/&lt;profile-name&gt;/tuned.conf. The recommended approach is to inhe…</text:p>
            <text:p text:style-name="PBullet">✓  Verifying What tuned Appli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